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39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9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3" office:value-type="string">
            <text:p>days</text:p>
          </table:table-cell>
          <table:table-cell table:style-name="ce3" office:value-type="string">
            <text:p>percentage</text:p>
          </table:table-cell>
          <table:table-cell table:style-name="ce3"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date" office:date-value="2013-02-04">
            <text:p>4 Feb 13</text:p>
          </table:table-cell>
          <table:table-cell office:value-type="date" office:date-value="2013-02-09">
            <text:p>9 Feb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prep</text:p>
          </table:table-cell>
          <table:table-cell table:formula="of:=[.D2]/100 * [.C2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2-11">
            <text:p>11 Feb 13</text:p>
          </table:table-cell>
          <table:table-cell office:value-type="date" office:date-value="2013-02-15">
            <text:p>15 Feb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On-site training</text:p>
          </table:table-cell>
          <table:table-cell table:formula="of:=[.D3]/100 * [.C3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3-18">
            <text:p>18 Mar 13</text:p>
          </table:table-cell>
          <table:table-cell office:value-type="date" office:date-value="2013-03-22">
            <text:p>22 Mar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On-site training</text:p>
          </table:table-cell>
          <table:table-cell table:formula="of:=[.D4]/100 * [.C4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4-02">
            <text:p>2 Apr 13</text:p>
          </table:table-cell>
          <table:table-cell office:value-type="date" office:date-value="2013-04-07">
            <text:p>7 Apr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coding/prep</text:p>
          </table:table-cell>
          <table:table-cell table:formula="of:=[.D5]/100 * [.C5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4-09">
            <text:p>9 Apr 13</text:p>
          </table:table-cell>
          <table:table-cell office:value-type="date" office:date-value="2013-04-12">
            <text:p>12 Apr 1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On-site coaching</text:p>
          </table:table-cell>
          <table:table-cell table:formula="of:=[.D6]/100 * [.C6]"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13-04-25">
            <text:p>25 Apr 13</text:p>
          </table:table-cell>
          <table:table-cell office:value-type="date" office:date-value="2013-05-02">
            <text:p>2 May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coding/prep</text:p>
          </table:table-cell>
          <table:table-cell table:formula="of:=[.D7]/100 * [.C7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5-07">
            <text:p>7 May 13</text:p>
          </table:table-cell>
          <table:table-cell office:value-type="date" office:date-value="2013-05-10">
            <text:p>10 May 1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coding/prep</text:p>
          </table:table-cell>
          <table:table-cell table:formula="of:=[.D8]/100 * [.C8]"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13-05-13">
            <text:p>13 May 13</text:p>
          </table:table-cell>
          <table:table-cell office:value-type="date" office:date-value="2013-05-17">
            <text:p>17 May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coding/support</text:p>
          </table:table-cell>
          <table:table-cell table:formula="of:=[.D9]/100 * [.C9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5-21">
            <text:p>21 May 13</text:p>
          </table:table-cell>
          <table:table-cell office:value-type="date" office:date-value="2013-05-24">
            <text:p>24 May 1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On-site support</text:p>
          </table:table-cell>
          <table:table-cell table:formula="of:=[.D10]/100 * [.C10]"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13-05-28">
            <text:p>28 May 13</text:p>
          </table:table-cell>
          <table:table-cell office:value-type="date" office:date-value="2013-05-31">
            <text:p>31 May 13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coding/support</text:p>
          </table:table-cell>
          <table:table-cell table:formula="of:=[.D11]/100 * [.C11]" office:value-type="float" office:value="4">
            <text:p>4</text:p>
          </table:table-cell>
          <table:table-cell/>
        </table:table-row>
        <table:table-row table:style-name="ro1">
          <table:table-cell table:number-columns-repeated="2" office:value-type="date" office:date-value="2013-06-14">
            <text:p>14 Jun 1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coding/support</text:p>
          </table:table-cell>
          <table:table-cell table:formula="of:=[.D12]/100 * [.C12]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13-06-17">
            <text:p>17 Jun 13</text:p>
          </table:table-cell>
          <table:table-cell office:value-type="date" office:date-value="2013-06-21">
            <text:p>21 Jun 1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On-site support</text:p>
          </table:table-cell>
          <table:table-cell table:formula="of:=[.D13]/100 * [.C13]"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13-06-27">
            <text:p>27 Jun 13</text:p>
          </table:table-cell>
          <table:table-cell office:value-type="date" office:date-value="2013-06-28">
            <text:p>28 Jun 13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research</text:p>
          </table:table-cell>
          <table:table-cell table:formula="of:=[.D14]/100 * [.C14]" office:value-type="float" office:value="2">
            <text:p>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SUM([.F2:.F15])" office:value-type="float" office:value="54">
            <text:p>54</text:p>
          </table:table-cell>
          <table:table-cell table:formula="of:=SUM([.E16:.E16])" office:value-type="float" office:value="54">
            <text:p>54</text:p>
          </table:table-cell>
          <table:table-cell office:value-type="string">
            <text:p>total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/00/0000</text:date>, <text:time style:data-style-name="N2" text:time-value="0000-00-00T15:11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5-07T10:25:20</meta:creation-date>
    <dc:date>2013-06-28T15:12:46</dc:date>
    <dc:creator>andy </dc:creator>
    <meta:editing-duration>PT8M44S</meta:editing-duration>
    <meta:editing-cycles>13</meta:editing-cycles>
    <meta:generator>LibreOffice/4.0.2.2$Linux_x86 LibreOffice_project/400m0$Build-2</meta:generator>
    <meta:document-statistic meta:table-count="1" meta:cell-count="86" meta:object-count="0"/>
  </office:meta>
</office:document-meta>
</file>